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1" svg:font-family="Georgia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2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4">
      <loext:graphic-properties draw:fill="solid" draw:fill-color="#ffffff"/>
      <style:paragraph-properties fo:margin-left="0.5in" fo:margin-right="0in" fo:margin-top="0.1528in" fo:margin-bottom="0in" loext:contextual-spacing="false" fo:line-height="100%" fo:text-indent="-0.25in" style:auto-text-indent="false" fo:background-color="#ffffff"/>
    </style:style>
    <style:style style:name="P2" style:family="paragraph" style:parent-style-name="Standard" style:list-style-name="WWNum2">
      <loext:graphic-properties draw:fill="solid" draw:fill-color="#ffffff"/>
      <style:paragraph-properties fo:margin-left="0.5in" fo:margin-right="0in" fo:margin-top="0.1528in" fo:margin-bottom="0in" loext:contextual-spacing="false" fo:line-height="100%" fo:text-indent="-0.25in" style:auto-text-indent="false" fo:background-color="#ffffff"/>
    </style:style>
    <style:style style:name="P3" style:family="paragraph" style:parent-style-name="Standard" style:list-style-name="WWNum5">
      <loext:graphic-properties draw:fill="solid" draw:fill-color="#ffffff"/>
      <style:paragraph-properties fo:margin-left="0.5in" fo:margin-right="0in" fo:margin-top="0.1528in" fo:margin-bottom="0in" loext:contextual-spacing="false" fo:line-height="100%" fo:text-indent="-0.25in" style:auto-text-indent="false" fo:background-color="#ffffff"/>
    </style:style>
    <style:style style:name="P4" style:family="paragraph" style:parent-style-name="Standard" style:list-style-name="WWNum1">
      <loext:graphic-properties draw:fill="solid" draw:fill-color="#ffffff"/>
      <style:paragraph-properties fo:margin-left="0.5in" fo:margin-right="0in" fo:margin-top="0.1528in" fo:margin-bottom="0in" loext:contextual-spacing="false" fo:line-height="100%" fo:text-indent="-0.25in" style:auto-text-indent="false" fo:background-color="#ffffff"/>
    </style:style>
    <style:style style:name="P5" style:family="paragraph" style:parent-style-name="Standard" style:list-style-name="WWNum6">
      <loext:graphic-properties draw:fill="solid" draw:fill-color="#ffffff"/>
      <style:paragraph-properties fo:margin-left="0.5in" fo:margin-right="0in" fo:margin-top="0.1528in" fo:margin-bottom="0in" loext:contextual-spacing="false" fo:line-height="100%" fo:text-indent="-0.25in" style:auto-text-indent="false" fo:background-color="#ffffff"/>
    </style:style>
    <style:style style:name="P6" style:family="paragraph" style:parent-style-name="Standard" style:list-style-name="WWNum8">
      <loext:graphic-properties draw:fill="solid" draw:fill-color="#ffffff"/>
      <style:paragraph-properties fo:margin-left="0.5in" fo:margin-right="0in" fo:margin-top="0.1528in" fo:margin-bottom="0in" loext:contextual-spacing="false" fo:line-height="100%" fo:text-indent="-0.25in" style:auto-text-indent="false" fo:background-color="#ffffff"/>
    </style:style>
    <style:style style:name="P7" style:family="paragraph" style:parent-style-name="Standard" style:list-style-name="WWNum3">
      <loext:graphic-properties draw:fill="solid" draw:fill-color="#ffffff"/>
      <style:paragraph-properties fo:margin-left="0.5in" fo:margin-right="0in" fo:margin-top="0.1528in" fo:margin-bottom="0in" loext:contextual-spacing="false" fo:line-height="100%" fo:text-indent="-0.25in" style:auto-text-indent="false" fo:background-color="#ffffff"/>
    </style:style>
    <style:style style:name="P8" style:family="paragraph" style:parent-style-name="Standard" style:list-style-name="WWNum7">
      <loext:graphic-properties draw:fill="solid" draw:fill-color="#ffffff"/>
      <style:paragraph-properties fo:margin-left="0.5in" fo:margin-right="0in" fo:margin-top="0.1528in" fo:margin-bottom="0in" loext:contextual-spacing="false" fo:line-height="100%" fo:text-indent="-0.25in" style:auto-text-indent="false" fo:background-color="#ffffff"/>
    </style:style>
    <style:style style:name="P9" style:family="paragraph" style:parent-style-name="Standard" style:list-style-name="WWNum4">
      <loext:graphic-properties draw:fill="solid" draw:fill-color="#ffffff"/>
      <style:paragraph-properties fo:margin-left="0.5in" fo:margin-right="0in" fo:margin-top="0in" fo:margin-bottom="0.139in" loext:contextual-spacing="false" fo:line-height="100%" fo:text-indent="-0.25in" style:auto-text-indent="false" fo:background-color="#ffffff"/>
    </style:style>
    <style:style style:name="P10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.139in" loext:contextual-spacing="false" fo:line-height="100%" fo:text-indent="-0.25in" style:auto-text-indent="false" fo:background-color="#ffffff"/>
    </style:style>
    <style:style style:name="P11" style:family="paragraph" style:parent-style-name="Standard" style:list-style-name="WWNum5">
      <loext:graphic-properties draw:fill="solid" draw:fill-color="#ffffff"/>
      <style:paragraph-properties fo:margin-left="0.5in" fo:margin-right="0in" fo:margin-top="0in" fo:margin-bottom="0.139in" loext:contextual-spacing="false" fo:line-height="100%" fo:text-indent="-0.25in" style:auto-text-indent="false" fo:background-color="#ffffff"/>
    </style:style>
    <style:style style:name="P12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.139in" loext:contextual-spacing="false" fo:line-height="100%" fo:text-indent="-0.25in" style:auto-text-indent="false" fo:background-color="#ffffff"/>
    </style:style>
    <style:style style:name="P13" style:family="paragraph" style:parent-style-name="Standard">
      <loext:graphic-properties draw:fill="solid" draw:fill-color="#ffffff"/>
      <style:paragraph-properties fo:margin-top="0in" fo:margin-bottom="0.222in" loext:contextual-spacing="false" fo:line-height="100%" fo:background-color="#ffffff"/>
    </style:style>
    <style:style style:name="P14" style:family="paragraph" style:parent-style-name="Standard" style:list-style-name="WWNum6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8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6">
      <style:paragraph-properties fo:margin-left="1in" fo:margin-right="0in" fo:margin-top="0in" fo:margin-bottom="0.139in" loext:contextual-spacing="false" fo:line-height="100%" fo:text-indent="-0.25in" style:auto-text-indent="false"/>
    </style:style>
    <style:style style:name="P17" style:family="paragraph" style:parent-style-name="Standard" style:list-style-name="WWNum8">
      <style:paragraph-properties fo:margin-left="1in" fo:margin-right="0in" fo:margin-top="0in" fo:margin-bottom="0.139in" loext:contextual-spacing="false" fo:line-height="100%" fo:text-indent="-0.25in" style:auto-text-indent="false"/>
    </style:style>
    <style:style style:name="P18" style:family="paragraph" style:parent-style-name="Standard" style:list-style-name="WWNum3">
      <style:paragraph-properties fo:margin-left="1in" fo:margin-right="0in" fo:margin-top="0in" fo:margin-bottom="0.139in" loext:contextual-spacing="false" fo:line-height="100%" fo:text-indent="-0.25in" style:auto-text-indent="false"/>
    </style:style>
    <style:style style:name="P19" style:family="paragraph" style:parent-style-name="Standard" style:list-style-name="WWNum7">
      <style:paragraph-properties fo:margin-left="1in" fo:margin-right="0in" fo:margin-top="0in" fo:margin-bottom="0.139in" loext:contextual-spacing="false" fo:line-height="100%" fo:text-indent="-0.25in" style:auto-text-indent="false"/>
    </style:style>
    <style:style style:name="P20" style:family="paragraph" style:parent-style-name="Heading_20_3">
      <loext:graphic-properties draw:fill="solid" draw:fill-color="#ffffff"/>
      <style:paragraph-properties fo:margin-top="0in" fo:margin-bottom="0.0555in" loext:contextual-spacing="false" fo:line-height="100%" fo:keep-together="auto" fo:background-color="#ffffff" fo:keep-with-next="auto"/>
    </style:style>
    <style:style style:name="P21" style:family="paragraph" style:parent-style-name="Heading_20_3" style:master-page-name="Standard">
      <loext:graphic-properties draw:fill="solid" draw:fill-color="#ffffff"/>
      <style:paragraph-properties fo:margin-top="0in" fo:margin-bottom="0.0555in" loext:contextual-spacing="false" fo:line-height="100%" fo:keep-together="auto" style:page-number="1" fo:background-color="#ffffff" fo:keep-with-next="auto"/>
    </style:style>
    <style:style style:name="T1" style:family="text">
      <style:text-properties fo:color="#373d49" fo:font-size="13pt" fo:font-weight="bold" style:font-size-asian="13pt" style:font-weight-asian="bold" style:font-size-complex="13pt"/>
    </style:style>
    <style:style style:name="T2" style:family="text">
      <style:text-properties fo:color="#373d49" style:font-name="Georgia" fo:font-size="10.5pt" style:font-name-asian="Georgia2" style:font-size-asian="10.5pt" style:font-name-complex="Georgia2" style:font-size-complex="10.5pt"/>
    </style:style>
    <style:style style:name="T3" style:family="text">
      <style:text-properties fo:color="#373d49" style:font-name="Georgia" fo:font-size="10.5pt" fo:font-weight="bold" style:font-name-asian="Georgia2" style:font-size-asian="10.5pt" style:font-weight-asian="bold" style:font-name-complex="Georgia2" style:font-size-complex="10.5pt"/>
    </style:style>
    <style:style style:name="T4" style:family="text">
      <style:text-properties fo:color="#c7254e" style:font-name="Courier New" fo:font-size="10.5pt" fo:background-color="#f9f2f4" loext:char-shading-value="0" style:font-name-asian="Courier New1" style:font-size-asian="10.5pt" style:font-name-complex="Courier New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_u3j5zf7mtqnw"/><text:span text:style-name="T1">Laboratório de mDNS (Multicast DNS)</text:span></text:p>
      <text:p text:style-name="Standard">Prof. Wendell Rodrigues</text:p>
      <text:p text:style-name="Standard"/>
      <text:p text:style-name="Standard"/>
      <text:p text:style-name="P20"><text:bookmark text:name="_h9s8n2e5hkvy"/><text:span text:style-name="T1">Objetivos do Laboratório:</text:span></text:p>
      <text:list xml:id="list3197737350" text:style-name="WWNum4">
        <text:list-item>
          <text:p text:style-name="P1"><text:span text:style-name="T2">Analisar o arquivo de captura </text:span><text:span text:style-name="T4">mDNS3.cap (anexo) </text:span><text:span text:style-name="T2"><text:s/>para entender o uso de endereçamento IP Multicast em comunicações mDNS.</text:span></text:p>
        </text:list-item>
        <text:list-item>
          <text:p text:style-name="P9"><text:span text:style-name="T2">Identificar padrões e características do tráfego multicast dentro do contexto do mDNS.</text:span></text:p>
        </text:list-item>
      </text:list>
      <text:p text:style-name="P20"><text:bookmark text:name="_muxoigu6soan"/><text:span text:style-name="T1">Pré-Requisitos:</text:span></text:p>
      <text:list xml:id="list4272595484" text:style-name="WWNum2">
        <text:list-item>
          <text:p text:style-name="P2"><text:span text:style-name="T2">Wireshark instalado no computador utilizado para o laboratório.</text:span></text:p>
        </text:list-item>
        <text:list-item>
          <text:p text:style-name="P10"><text:span text:style-name="T2">Acesso ao arquivo de captura </text:span><text:span text:style-name="T4">mDNS3.cap</text:span><text:span text:style-name="T2"> fornecido.</text:span></text:p>
        </text:list-item>
      </text:list>
      <text:p text:style-name="P20"><text:bookmark text:name="_la3kbflpihno"/><text:span text:style-name="T1">Atividades do Laboratório:</text:span></text:p>
      <text:p text:style-name="P13"><text:span text:style-name="T3">Atividade 1: Exploração Inicial do Arquivo de Captura</text:span></text:p>
      <text:list xml:id="list871911844" text:style-name="WWNum5">
        <text:list-item>
          <text:p text:style-name="P3"><text:span text:style-name="T2">Abra o arquivo </text:span><text:span text:style-name="T4">mDNS3.cap</text:span><text:span text:style-name="T2"> no Wireshark.</text:span></text:p>
        </text:list-item>
        <text:list-item>
          <text:p text:style-name="P11"><text:span text:style-name="T2">Faça uma visão geral da captura: Quantos pacotes estão presentes? Há uma predominância de algum protocolo específico?</text:span></text:p>
        </text:list-item>
      </text:list>
      <text:p text:style-name="P13"><text:span text:style-name="T3">Atividade 2: Filtro de Pacotes mDNS</text:span></text:p>
      <text:list xml:id="list4208692225" text:style-name="WWNum1">
        <text:list-item>
          <text:p text:style-name="P4"><text:span text:style-name="T2">Aplique o filtro </text:span><text:span text:style-name="T4">mdns</text:span><text:span text:style-name="T2"> no Wireshark para isolar o tráfego mDNS.</text:span></text:p>
        </text:list-item>
        <text:list-item>
          <text:p text:style-name="P12"><text:span text:style-name="T2">Quantos pacotes mDNS foram capturados? Isso representa que porcentagem do tráfego total?</text:span></text:p>
        </text:list-item>
      </text:list>
      <text:p text:style-name="P13"><text:span text:style-name="T3">Atividade 3: Análise de Endereços IP Multicast</text:span></text:p>
      <text:list xml:id="list3159198266" text:style-name="WWNum6">
        <text:list-item>
          <text:p text:style-name="P5"><text:span text:style-name="T2">Identifique os endereços IP Multicast utilizados pelos pacotes mDNS.</text:span></text:p>
          <text:list>
            <text:list-item>
              <text:p text:style-name="P14"><text:span text:style-name="T3">Pergunta:</text:span><text:span text:style-name="T2"> Quais são os endereços IP de destino multicast utilizados nos pacotes mDNS? Estão dentro da faixa específica reservada para mDNS?</text:span></text:p>
            </text:list-item>
            <text:list-item>
              <text:p text:style-name="P16"><text:span text:style-name="T3">Pergunta:</text:span><text:span text:style-name="T2"> Qual é a importância dos endereços IP Multicast para a operação do mDNS?</text:span></text:p>
            </text:list-item>
          </text:list>
        </text:list-item>
      </text:list>
      <text:p text:style-name="P13"><text:span text:style-name="T3">Atividade 4: Detalhamento dos Pacotes mDNS</text:span></text:p>
      <text:list xml:id="list3969899761" text:style-name="WWNum8">
        <text:list-item>
          <text:p text:style-name="P6"><text:span text:style-name="T2">Selecione um pacote mDNS que utilize o endereço IP Multicast </text:span><text:span text:style-name="T4">224.0.0.251</text:span><text:span text:style-name="T2"> para análise detalhada.</text:span></text:p>
          <text:list>
            <text:list-item>
              <text:p text:style-name="P15"><text:span text:style-name="T3">Pergunta:</text:span><text:span text:style-name="T2"> Quais tipos de registros DNS estão presentes (por exemplo, PTR, SRV, TXT, A, AAAA)? O que cada um desses registros significa no contexto do mDNS?</text:span></text:p>
            </text:list-item>
            <text:list-item>
              <text:p text:style-name="P17"><text:span text:style-name="T3">Pergunta:</text:span><text:span text:style-name="T2"> Existe alguma informação sobre o dispositivo ou serviço sendo anunciado neste pacote?</text:span></text:p>
            </text:list-item>
          </text:list>
        </text:list-item>
      </text:list>
      <text:p text:style-name="P13"><text:soft-page-break/><text:span text:style-name="T3">Atividade 5: Comparação de Comunicações mDNS</text:span></text:p>
      <text:list xml:id="list491442239" text:style-name="WWNum3">
        <text:list-item>
          <text:p text:style-name="P7"><text:span text:style-name="T2">Compare diferentes pacotes mDNS que utilizam endereçamentos IP Multicast.</text:span></text:p>
          <text:list>
            <text:list-item>
              <text:p text:style-name="P18"><text:span text:style-name="T3">Pergunta:</text:span><text:span text:style-name="T2"> Existem diferenças notáveis nas informações contidas em pacotes dirigidos ao mesmo endereço IP Multicast? Como isso reflete a diversidade de dispositivos e serviços em uma rede local?</text:span></text:p>
            </text:list-item>
          </text:list>
        </text:list-item>
      </text:list>
      <text:p text:style-name="P13"><text:span text:style-name="T3">Atividade 6: Implicações de Segurança</text:span></text:p>
      <text:list xml:id="list850197283" text:style-name="WWNum7">
        <text:list-item>
          <text:p text:style-name="P8"><text:span text:style-name="T2">Reflita sobre as implicações de segurança envolvendo o uso de mDNS e endereçamento IP Multicast.</text:span></text:p>
          <text:list>
            <text:list-item>
              <text:p text:style-name="P19"><text:span text:style-name="T3">Pergunta:</text:span><text:span text:style-name="T2"> Quais potenciais riscos de segurança o mDNS e o IP Multicast podem apresentar em uma rede? Como esses riscos podem ser mitigados?</text:span></text:p>
            </text:list-item>
          </text:list>
        </text:list-item>
      </text:list>
      <text:p text:style-name="P20"><text:bookmark text:name="_5gfaosnktaxd"/><text:span text:style-name="T1">Discussão e Conclusão:</text:span></text:p>
      <text:p text:style-name="P13"><text:span text:style-name="T2">Ao final deste laboratório, você deverá ter uma compreensão sólida de como o mDNS utiliza endereços IP Multicast para realizar descobertas de serviço em redes locais. As questões propostas têm como objetivo guiar a análise do tráfego mDNS e promover a reflexão sobre os conceitos e práticas associadas ao IP Multicast e à segurança de rede. Este exercício destaca a importância de entender protocolos de rede para gerenciamento eficaz e segurança de sistemas de informação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1" svg:font-family="Georgia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2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373d49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373d49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373d49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20" style:display-name="ListLabel 20" style:family="text">
      <style:text-properties fo:color="#373d49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373d49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373d49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373d49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47" style:display-name="ListLabel 47" style:family="text">
      <style:text-properties fo:color="#373d49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373d49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56" style:display-name="ListLabel 56" style:family="text">
      <style:text-properties fo:color="#373d49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373d49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65" style:display-name="ListLabel 65" style:family="text">
      <style:text-properties fo:color="#373d49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Georgia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Georgia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Georgia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Georgia1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Georgia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Georgia1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Georgia1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Georgia1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Georgia1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Georgia1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Georgia1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Georgia1"/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1" meta:word-count="412" meta:character-count="2653" meta:non-whitespace-character-count="2289"/>
    <meta:generator>LibreOfficeDev/6.0.5.2$Linux_X86_64 LibreOffice_project/</meta:generator>
  </office:meta>
</office:document-meta>
</file>